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paragraph-rsid="00a77484"/>
    </style:style>
    <style:style style:name="P28" style:family="paragraph" style:parent-style-name="Text_20_body">
      <style:text-properties officeooo:paragraph-rsid="00b21857"/>
    </style:style>
    <style:style style:name="P29" style:family="paragraph" style:parent-style-name="Text_20_body" style:list-style-name="L1">
      <style:text-properties fo:language="de" fo:country="DE" officeooo:rsid="00a77484" officeooo:paragraph-rsid="00b21857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3" style:family="paragraph" style:parent-style-name="Text_20_body" style:list-style-name="L1">
      <style:paragraph-properties fo:margin-top="0cm" fo:margin-bottom="0cm" loext:contextual-spacing="false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5" style:family="paragraph" style:parent-style-name="Heading_20_1">
      <style:text-properties fo:language="de" fo:country="DE"/>
    </style:style>
    <style:style style:name="P36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7fc19"/>
    </style:style>
    <style:style style:name="T72" style:family="text">
      <style:text-properties fo:language="de" fo:country="DE" officeooo:rsid="00b87735"/>
    </style:style>
    <style:style style:name="T73" style:family="text">
      <style:text-properties fo:language="de" fo:country="DE" officeooo:rsid="00b8c467"/>
    </style:style>
    <style:style style:name="T74" style:family="text">
      <style:text-properties fo:language="de" fo:country="DE" officeooo:rsid="00bc7355"/>
    </style:style>
    <style:style style:name="T75" style:family="text">
      <style:text-properties fo:language="de" fo:country="DE" officeooo:rsid="00bd5dc8"/>
    </style:style>
    <style:style style:name="T76" style:family="text">
      <style:text-properties fo:language="de" fo:country="DE" officeooo:rsid="00bf1888"/>
    </style:style>
    <style:style style:name="T77" style:family="text">
      <style:text-properties fo:language="de" fo:country="DE" officeooo:rsid="00bf874f"/>
    </style:style>
    <style:style style:name="T78" style:family="text">
      <style:text-properties fo:language="de" fo:country="DE" officeooo:rsid="00c173ef"/>
    </style:style>
    <style:style style:name="T79" style:family="text">
      <style:text-properties officeooo:rsid="009612ac"/>
    </style:style>
    <style:style style:name="T8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2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3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4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Ziel</text:h>
      <text:p text:style-name="P1">Sprachlehrer-Webseite für mich</text:p>
      <text:h text:style-name="P36" text:outline-level="1">Schritte</text:h>
      <text:list xml:id="list3801143933" text:style-name="L1">
        <text:list-header>
          <text:p text:style-name="P29"/>
        </text:list-header>
      </text:list>
      <text:p text:style-name="P28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3"><text:tab/><text:tab/><text:tab/><text:tab/><text:tab/><text:tab/>v</text:span><text:span text:style-name="T70"><text:line-break/></text:span><text:span text:style-name="T72">--Create page /account</text:span><text:span text:style-name="T70"><text:tab/><text:tab/><text:tab/><text:tab/><text:tab/><text:tab/></text:span><text:span text:style-name="T73"><text:tab/><text:tab/><text:tab/><text:tab/></text:span><text:span text:style-name="T70">v</text:span><text:span text:style-name="T63"><text:line-break/></text:span><text:span text:style-name="T68">--Logindaten abfragen (mit Dummy-Antwort), an /</text:span><text:span text:style-name="T71">account</text:span><text:span text:style-name="T68"> weiterleiten<text:line-break/></text:span><text:span text:style-name="T74">---store wird nicht gefunden</text:span><text:span text:style-name="T75">!</text:span><text:span text:style-name="T76"> <text:line-break/></text:span><text:span text:style-name="T77">---- </text:span><text:span text:style-name="T76">-&gt;vuex installiert?<text:line-break/></text:span><text:span text:style-name="T77">---- -&gt;Wie wird </text:span><text:span text:style-name="T78">$</text:span><text:span text:style-name="T77">store referenziert?</text:span><text:span text:style-name="T68"><text:line-break/></text:span><text:span text:style-name="T63"><text:line-break/></text:span><text:span text:style-name="T64">-Beispielcode (vue-auth-example):</text:span></text:p>
      <text:list xml:id="list221054747377754" text:continue-numbering="true" text:style-name="L1">
        <text:list-item>
          <text:p text:style-name="P30">app.vue:</text:p>
          <text:list>
            <text:list-item>
              <text:p text:style-name="P30">created(): if authenticated then dispatch user request</text:p>
            </text:list-item>
          </text:list>
        </text:list-item>
        <text:list-item>
          <text:p text:style-name="P30">home/index.vue: </text:p>
          <text:list>
            <text:list-item>
              <text:p text:style-name="P31">&lt;template&gt;: If not authenticated, then show introductory message</text:p>
            </text:list-item>
            <text:list-item>
              <text:p text:style-name="P34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2">login/index.vue:</text:p>
          <text:list>
            <text:list-item>
              <text:p text:style-name="P33"><text:span text:style-name="T67">login(): </text:span><text:span text:style-name="T31">this.$store.dispatch(AUTH_REQUEST, { username, password }).then(() =&gt; {<text:line-break/></text:span>this.$router.push('/')<text:span text:style-name="T84">....</text:span></text:p>
            </text:list-item>
          </text:list>
        </text:list-item>
        <text:list-item>
          <text:p text:style-name="P33"/>
          <text:list>
            <text:list-item>
              <text:p text:style-name="P32"/>
            </text:list-item>
            <text:list-item>
              <text:p text:style-name="P31">--</text:p>
            </text:list-item>
          </text:list>
        </text:list-item>
      </text:list>
      <text:p text:style-name="P24"/>
      <text:p text:style-name="P24"/>
      <text:p text:style-name="P2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oft-page-break/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80">input</text:span><text:span text:style-name="T81"> </text:span><text:span text:style-name="T82">type</text:span><text:span text:style-name="T81">=</text:span><text:span text:style-name="T83">"checkbox"</text:span><text:span text:style-name="T81"> </text:span><text:span text:style-name="T82">:value</text:span><text:span text:style-name="T81">="</text:span><text:span text:style-name="T82">vocab</text:span><text:span text:style-name="T81">.</text:span><text:span text:style-name="T82">german</text:span><text:span text:style-name="T81">" </text:span><text:span text:style-name="T82">v-model</text:span><text:span text:style-name="T81">="</text:span><text:span text:style-name="T82">selected</text:span><text:span text:style-name="T81">"<text:line-break/></text:span><text:span text:style-name="T79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oft-page-break/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<text:soft-page-break/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<text:soft-page-break/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07T22:06:08.862000000</dc:date>
    <meta:editing-duration>P28DT10H52M17S</meta:editing-duration>
    <meta:editing-cycles>173</meta:editing-cycles>
    <meta:document-statistic meta:table-count="0" meta:image-count="0" meta:object-count="0" meta:page-count="5" meta:paragraph-count="41" meta:word-count="726" meta:character-count="5578" meta:non-whitespace-character-count="4450"/>
  </office:meta>
</office:document-meta>
</file>